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eeeeee" loext:opacity="100%" style:font-name="Cambria" officeooo:rsid="001588a8" officeooo:paragraph-rsid="001588a8"/>
    </style:style>
    <style:style style:name="P2" style:family="paragraph" style:parent-style-name="Standard">
      <style:text-properties fo:color="#eeeeee" loext:opacity="100%" style:font-name="Cambria" officeooo:rsid="001588a8" officeooo:paragraph-rsid="0015b888"/>
    </style:style>
    <style:style style:name="P3" style:family="paragraph" style:parent-style-name="Standard">
      <style:text-properties fo:color="#eeeeee" loext:opacity="100%" style:font-name="Cambria" officeooo:rsid="001588a8" officeooo:paragraph-rsid="0018281c"/>
    </style:style>
    <style:style style:name="P4" style:family="paragraph" style:parent-style-name="Standard">
      <style:text-properties fo:color="#eeeeee" loext:opacity="100%" style:font-name="Cambria" officeooo:rsid="001588a8" officeooo:paragraph-rsid="00192b7e"/>
    </style:style>
    <style:style style:name="P5" style:family="paragraph" style:parent-style-name="Standard">
      <style:paragraph-properties fo:text-align="start" style:justify-single-word="false"/>
      <style:text-properties fo:color="#eeeeee" loext:opacity="100%" style:font-name="Cambria" officeooo:rsid="001588a8" officeooo:paragraph-rsid="001e7826"/>
    </style:style>
    <style:style style:name="P6" style:family="paragraph" style:parent-style-name="Standard">
      <style:text-properties fo:color="#eeeeee" loext:opacity="100%" style:font-name="Cambria" officeooo:rsid="001588a8" officeooo:paragraph-rsid="001e7826"/>
    </style:style>
    <style:style style:name="P7" style:family="paragraph" style:parent-style-name="Standard">
      <style:text-properties fo:color="#eeeeee" loext:opacity="100%" style:font-name="Cambria" officeooo:rsid="0015b888" officeooo:paragraph-rsid="0015b888"/>
    </style:style>
    <style:style style:name="P8" style:family="paragraph" style:parent-style-name="Standard">
      <style:text-properties fo:color="#eeeeee" loext:opacity="100%" style:font-name="Cambria" officeooo:rsid="0015b888" officeooo:paragraph-rsid="0018281c"/>
    </style:style>
    <style:style style:name="P9" style:family="paragraph" style:parent-style-name="Standard">
      <style:text-properties fo:color="#eeeeee" loext:opacity="100%" style:font-name="Cambria" officeooo:rsid="0018281c" officeooo:paragraph-rsid="0018281c"/>
    </style:style>
    <style:style style:name="P10" style:family="paragraph" style:parent-style-name="Standard">
      <style:text-properties fo:color="#eeeeee" loext:opacity="100%" style:font-name="Cambria" officeooo:rsid="0018281c" officeooo:paragraph-rsid="00192b7e"/>
    </style:style>
    <style:style style:name="P11" style:family="paragraph" style:parent-style-name="Standard">
      <style:text-properties fo:color="#eeeeee" loext:opacity="100%" style:font-name="Cambria" officeooo:rsid="0018281c" officeooo:paragraph-rsid="001ca709"/>
    </style:style>
    <style:style style:name="P12" style:family="paragraph" style:parent-style-name="Standard">
      <style:paragraph-properties fo:text-align="start" style:justify-single-word="false"/>
      <style:text-properties fo:color="#eeeeee" loext:opacity="100%" style:font-name="Cambria" officeooo:paragraph-rsid="0016cc5e"/>
    </style:style>
    <style:style style:name="P13" style:family="paragraph" style:parent-style-name="Standard">
      <style:paragraph-properties fo:text-align="start" style:justify-single-word="false"/>
      <style:text-properties fo:color="#eeeeee" loext:opacity="100%" style:font-name="Cambria" officeooo:paragraph-rsid="001e7826"/>
    </style:style>
    <style:style style:name="P14" style:family="paragraph" style:parent-style-name="Standard">
      <style:paragraph-properties fo:text-align="start" style:justify-single-word="false"/>
      <style:text-properties fo:color="#eeeeee" loext:opacity="100%" style:font-name="Cambria" officeooo:paragraph-rsid="0021ae14"/>
    </style:style>
    <style:style style:name="P15" style:family="paragraph" style:parent-style-name="Standard">
      <style:text-properties fo:color="#eeeeee" loext:opacity="100%" style:font-name="Cambria" officeooo:rsid="00192b7e" officeooo:paragraph-rsid="001ca709"/>
    </style:style>
    <style:style style:name="P16" style:family="paragraph" style:parent-style-name="Standard">
      <style:paragraph-properties fo:text-align="start" style:justify-single-word="false"/>
      <style:text-properties fo:color="#eeeeee" loext:opacity="100%" style:font-name="Cambria" officeooo:rsid="00192b7e" officeooo:paragraph-rsid="0021ae14"/>
    </style:style>
    <style:style style:name="P17" style:family="paragraph" style:parent-style-name="Standard">
      <style:text-properties fo:color="#eeeeee" loext:opacity="100%" style:font-name="Cambria" officeooo:rsid="001ab1f4" officeooo:paragraph-rsid="001ab1f4"/>
    </style:style>
    <style:style style:name="P18" style:family="paragraph" style:parent-style-name="Standard">
      <style:text-properties fo:color="#eeeeee" loext:opacity="100%" style:font-name="Cambria" officeooo:rsid="001588a8" officeooo:paragraph-rsid="001588a8" fo:background-color="#224b12"/>
    </style:style>
    <style:style style:name="P19" style:family="paragraph" style:parent-style-name="Standard">
      <style:paragraph-properties fo:text-align="start" style:justify-single-word="false"/>
      <style:text-properties fo:color="#eeeeee" loext:opacity="100%" style:font-name="Cambria" officeooo:paragraph-rsid="00192b7e" fo:background-color="#224b12"/>
    </style:style>
    <style:style style:name="P20" style:family="paragraph" style:parent-style-name="Standard">
      <style:text-properties fo:color="#eeeeee" loext:opacity="100%" style:font-name="Cambria" officeooo:rsid="001b11f5" officeooo:paragraph-rsid="001ab1f4" fo:background-color="#224b12"/>
    </style:style>
    <style:style style:name="P21" style:family="paragraph" style:parent-style-name="Standard">
      <style:text-properties fo:color="#eeeeee" loext:opacity="100%" style:font-name="Cambria" officeooo:rsid="001882c5" officeooo:paragraph-rsid="001e7826"/>
    </style:style>
    <style:style style:name="P22" style:family="paragraph" style:parent-style-name="Standard">
      <style:text-properties fo:color="#eeeeee" loext:opacity="100%" style:font-name="Cambria" officeooo:rsid="00183d46" officeooo:paragraph-rsid="001e7826"/>
    </style:style>
    <style:style style:name="P23" style:family="paragraph" style:parent-style-name="Standard">
      <style:paragraph-properties fo:text-align="start" style:justify-single-word="false"/>
      <style:text-properties fo:color="#eeeeee" loext:opacity="100%" style:font-name="Cambria" officeooo:rsid="001e7826" officeooo:paragraph-rsid="001e7826"/>
    </style:style>
    <style:style style:name="P24" style:family="paragraph" style:parent-style-name="Standard">
      <style:text-properties officeooo:rsid="0008128c" officeooo:paragraph-rsid="001588a8"/>
    </style:style>
    <style:style style:name="P25" style:family="paragraph" style:parent-style-name="Standard">
      <style:text-properties officeooo:rsid="00192b7e" officeooo:paragraph-rsid="00192b7e"/>
    </style:style>
    <style:style style:name="P26" style:family="paragraph" style:parent-style-name="Standard">
      <style:text-properties officeooo:rsid="00192b7e" officeooo:paragraph-rsid="001ca709"/>
    </style:style>
    <style:style style:name="P27" style:family="paragraph" style:parent-style-name="Standard">
      <style:paragraph-properties fo:text-align="start" style:justify-single-word="false"/>
      <style:text-properties officeooo:paragraph-rsid="001e7826"/>
    </style:style>
    <style:style style:name="P28" style:family="paragraph" style:parent-style-name="Standard">
      <style:paragraph-properties fo:text-align="start" style:justify-single-word="false"/>
      <style:text-properties officeooo:paragraph-rsid="00192b7e"/>
    </style:style>
    <style:style style:name="T1" style:family="text">
      <style:text-properties officeooo:rsid="0015b888"/>
    </style:style>
    <style:style style:name="T2" style:family="text">
      <style:text-properties fo:color="#eeeeee" loext:opacity="100%" style:font-name="Cambria"/>
    </style:style>
    <style:style style:name="T3" style:family="text">
      <style:text-properties fo:color="#eeeeee" loext:opacity="100%" style:font-name="Cambria" officeooo:rsid="001588a8"/>
    </style:style>
    <style:style style:name="T4" style:family="text">
      <style:text-properties fo:color="#eeeeee" loext:opacity="100%" style:font-name="Cambria" officeooo:rsid="0020646b"/>
    </style:style>
    <style:style style:name="T5" style:family="text">
      <style:text-properties fo:color="#eeeeee" loext:opacity="100%" style:font-name="Cambria" officeooo:rsid="0015b888"/>
    </style:style>
    <style:style style:name="T6" style:family="text">
      <style:text-properties fo:color="#eeeeee" loext:opacity="100%" style:font-name="Cambria" officeooo:rsid="0018281c"/>
    </style:style>
    <style:style style:name="T7" style:family="text">
      <style:text-properties fo:color="#eeeeee" loext:opacity="100%" style:font-name="Cambria" officeooo:rsid="0016cc5e"/>
    </style:style>
    <style:style style:name="T8" style:family="text">
      <style:text-properties fo:color="#eeeeee" loext:opacity="100%" style:font-name="Cambria" officeooo:rsid="00192b7e"/>
    </style:style>
    <style:style style:name="T9" style:family="text">
      <style:text-properties officeooo:rsid="0016cc5e"/>
    </style:style>
    <style:style style:name="T10" style:family="text">
      <style:text-properties officeooo:rsid="0018281c"/>
    </style:style>
    <style:style style:name="T11" style:family="text">
      <style:text-properties officeooo:rsid="00192b7e"/>
    </style:style>
    <style:style style:name="T12" style:family="text">
      <style:text-properties officeooo:rsid="001ab1f4"/>
    </style:style>
    <style:style style:name="T13" style:family="text">
      <style:text-properties officeooo:rsid="001ca709"/>
    </style:style>
    <style:style style:name="T14" style:family="text">
      <style:text-properties officeooo:rsid="001588a8"/>
    </style:style>
    <style:style style:name="T15" style:family="text">
      <style:text-properties officeooo:rsid="001877b1"/>
    </style:style>
    <style:style style:name="T16" style:family="text">
      <style:text-properties officeooo:rsid="00183d46"/>
    </style:style>
    <style:style style:name="T17" style:family="text">
      <style:text-properties officeooo:rsid="001e7826"/>
    </style:style>
    <style:style style:name="T18" style:family="text">
      <style:text-properties officeooo:rsid="001fa148"/>
    </style:style>
    <style:style style:name="T19" style:family="text">
      <style:text-properties officeooo:rsid="0020646b"/>
    </style:style>
    <style:style style:name="T20" style:family="text">
      <style:text-properties officeooo:rsid="0020f6d9"/>
    </style:style>
    <style:style style:name="T21" style:family="text">
      <style:text-properties officeooo:rsid="0023523d"/>
    </style:style>
    <style:style style:name="T22" style:family="text">
      <style:text-properties officeooo:rsid="002404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@Book of the Dead</text:p>
      <text:p text:style-name="P28"><text:span text:style-name="T2">This is </text:span><text:span text:style-name="T5">Paul</text:span><text:span text:style-name="T6">ine</text:span><text:span text:style-name="T5"> </text:span><text:span text:style-name="T7">Parker, </text:span><text:span text:style-name="T8">age 32.</text:span></text:p>
      <text:p text:style-name="P14">+Information: 1</text:p>
      <text:p text:style-name="P16">+Close: -1</text:p>
      <text:p text:style-name="P27"><text:span text:style-name="T2"/></text:p>
      <text:p text:style-name="P13">@Book of the Dead</text:p>
      <text:p text:style-name="P13">The Book of the dead records information on each and every soul after they die.</text:p>
      <text:p text:style-name="P13"/>
      <text:p text:style-name="P13"/>
      <text:p text:style-name="P13">@Book of the Dead</text:p>
      <text:p text:style-name="P13">What do you want to know about this person?</text:p>
      <text:p text:style-name="P13">+Cause of death : <text:span text:style-name="T16">5</text:span></text:p>
      <text:p text:style-name="P13">+Personality : <text:span text:style-name="T17">14</text:span></text:p>
      <text:p text:style-name="P23">+Random Fact : 16</text:p>
      <text:p text:style-name="P5">+Make Choice : 3</text:p>
      <text:p text:style-name="P5"/>
      <text:p text:style-name="P5"/>
      <text:p text:style-name="P5">@Book of the Dead</text:p>
      <text:p text:style-name="P5">Will you</text:p>
      <text:p text:style-name="P5">+Harverst : -1</text:p>
      <text:p text:style-name="P5">+Save : <text:span text:style-name="T16">4</text:span></text:p>
      <text:p text:style-name="P5">+Still Deciding : -1</text:p>
      <text:p text:style-name="P22"/>
      <text:p text:style-name="P22"/>
      <text:p text:style-name="P22">Saved Text</text:p>
      <text:p text:style-name="P6">@Book of the Dead</text:p>
      <text:p text:style-name="P21"><text:span text:style-name="T20">Pauline</text:span> will live on another day. <text:s/>It’s left to fate to see what will become of <text:span text:style-name="T20">her</text:span>. : -<text:span text:style-name="T15">1</text:span></text:p>
      <text:p text:style-name="P1"/>
      <text:p text:style-name="P18">Cause of death</text:p>
      <text:p text:style-name="P1"/>
      <text:p text:style-name="P2">@Book of the Dead</text:p>
      <text:p text:style-name="P8">Paul<text:span text:style-name="T10">ine</text:span> <text:span text:style-name="T9">Parker</text:span> died whilst reloading a gun.</text:p>
      <text:p text:style-name="P7"/>
      <text:p text:style-name="P2">@Book of the Dead</text:p>
      <text:p text:style-name="P7"><text:span text:style-name="T10">She p</text:span>ut the gunpowder in, followed by the bullet, pointed it at the target and fired.</text:p>
      <text:p text:style-name="P7"/>
      <text:p text:style-name="P2">@Book of the Dead</text:p>
      <text:p text:style-name="P7">The gun stalled releasing only a small amount of smoke.</text:p>
      <text:p text:style-name="P7"/>
      <text:p text:style-name="P2">@Book of the Dead</text:p>
      <text:p text:style-name="P9"><text:span text:style-name="T1">Paul</text:span>ine then turned the gun towards herself to look down the barrel to see what the problem was.</text:p>
      <text:p text:style-name="P9"/>
      <text:p text:style-name="P3">@Book of the Dead</text:p>
      <text:p text:style-name="P9">You know what happened next don’t you. <text:s/>It’s almost too obvious <text:span text:style-name="T18">to </text:span>explain.</text:p>
      <text:p text:style-name="P9"/>
      <text:p text:style-name="P3">@Book of the Dead</text:p>
      <text:p text:style-name="P9"><text:span text:style-name="T1">Paul</text:span>ine pulled the trigger and the gun again failed to fire.</text:p>
      <text:p text:style-name="P9"/>
      <text:p text:style-name="P3">@Book of the Dead</text:p>
      <text:p text:style-name="P9">She pulled the trigger a final time and suddenly...</text:p>
      <text:p text:style-name="P9"><text:soft-page-break/></text:p>
      <text:p text:style-name="P3">@Book of the Dead</text:p>
      <text:p text:style-name="P9">A shard of pottery from a clay pigeon fell down from the sky splitting <text:span text:style-name="T1">Paul</text:span>ine's skull in two.</text:p>
      <text:p text:style-name="P1"/>
      <text:p text:style-name="P3">@Book of the Dead</text:p>
      <text:p text:style-name="P11">A sad but predictable end. <text:span text:style-name="T14">: </text:span><text:span text:style-name="T19">2</text:span></text:p>
      <text:p text:style-name="P1"/>
      <text:p text:style-name="P1"/>
      <text:p text:style-name="P18">Personality</text:p>
      <text:p text:style-name="P1"/>
      <text:p text:style-name="P1">@Book of the Dead</text:p>
      <text:p text:style-name="P10">Paul<text:span text:style-name="T11">ine </text:span>loved clay pigeon shooting, it was a relaxing break from <text:span text:style-name="T11">her </text:span>busy work life and family. <text:s/><text:span text:style-name="T11">She works at a children's home, where she is loved and respected.</text:span></text:p>
      <text:p text:style-name="P10"/>
      <text:p text:style-name="P10"/>
      <text:p text:style-name="P4">@Book of the Dead</text:p>
      <text:p text:style-name="P15">Together with her loving husband, she adopted 7 children <text:span text:style-name="T12">who all miss </text:span><text:span text:style-name="T21">their</text:span><text:span text:style-name="T12"> mother very much. </text:span><text:span text:style-name="T14">: </text:span><text:span text:style-name="T19">2</text:span></text:p>
      <text:p text:style-name="P4"/>
      <text:p text:style-name="P1"/>
      <text:p text:style-name="P19">Random fact</text:p>
      <text:p text:style-name="P24"/>
      <text:p text:style-name="P1">@Book of the Dead</text:p>
      <text:p text:style-name="P26">Pauline has a large collection of Rubix’<text:span text:style-name="T12">s</text:span> cubes but, despite years spent trying, has never solved one. <text:span text:style-name="T3">: </text:span><text:span text:style-name="T4">2</text:span></text:p>
      <text:p text:style-name="P25"/>
      <text:p text:style-name="P25"/>
      <text:p text:style-name="P25"/>
      <text:p text:style-name="P20">On revival</text:p>
      <text:p text:style-name="P17">Pauline’<text:span text:style-name="T13">s</text:span> sudden recovery from a fractured skull and severe brain damage was a great mystery to doctors, with multiple inconclusive books written on the subject. <text:s/></text:p>
      <text:p text:style-name="P17"/>
      <text:p text:style-name="P17">She was phased little by the incident, and continued to commit herself to her work and family. <text:s/>However, she never went clay pigeon shooting again. <text:s/>Six of her seven children went on to do very well in life, and the other one just did ok.</text:p>
      <text:p text:style-name="P17"/>
      <text:p text:style-name="P17">Long after her children had moved out and <text:span text:style-name="T22">w</text:span><text:span text:style-name="T13">hen </text:span>she was enjoying her retirement at 68,<text:span text:style-name="T13"> s</text:span>he died in a gardening accident having mistaken wee<text:span text:style-name="T13">d</text:span> killer for <text:span text:style-name="T13">drinking </text:span>water. She will be missed.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1c1c1c"/>
      <style:paragraph-properties fo:background-color="#1c1c1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00:04:32.279000000</meta:creation-date>
    <dc:date>2023-10-23T00:19:35.434000000</dc:date>
    <meta:editing-duration>P1DT13H34M44S</meta:editing-duration>
    <meta:editing-cycles>1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1" meta:word-count="437" meta:character-count="2273" meta:non-whitespace-character-count="1880"/>
  </office:meta>
</office:document-meta>
</file>